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3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8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0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top="0cm" fo:margin-bottom="0.5cm" fo:line-height="100%" fo:text-align="center"/>
    </style:style>
    <style:style style:name="P11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2" style:family="paragraph">
      <style:paragraph-properties fo:line-height="80%"/>
      <style:text-properties fo:font-size="54pt"/>
    </style:style>
    <style:style style:name="P13" style:family="paragraph">
      <style:paragraph-properties fo:margin-top="0cm" fo:margin-bottom="0.5cm" fo:line-height="100%"/>
      <style:text-properties fo:font-size="32pt"/>
    </style:style>
    <style:style style:name="P1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8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3" style:family="text">
      <style:text-properties fo:color="#b3b3b3" fo:font-family="'Courier New'" style:font-family-generic="modern" style:font-pitch="fixed" fo:font-size="32pt" style:font-size-asian="32pt" style:font-size-complex="32pt"/>
    </style:style>
    <style:style style:name="T14" style:family="text">
      <style:text-properties fo:color="#333333" fo:font-family="'Courier New'" style:font-family-generic="modern" style:font-pitch="fixed" fo:font-size="32pt" style:font-size-asian="32pt" style:font-size-complex="32pt"/>
    </style:style>
    <style:style style:name="T15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6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  <text:list-style style:name="L3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7" draw:layer="layout" svg:width="24.814cm" svg:height="4.922cm" svg:x="1.686cm" svg:y="3.037cm">
          <draw:text-box>
            <text:p text:style-name="P6"><text:span text:style-name="T5">¿Por qué crear un simulador de dominó?</text:span></text:p>
          </draw:text-box>
        </draw:frame>
        <draw:frame draw:style-name="gr6" draw:text-style-name="P4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, aplicación multiplataforma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7">básico</text:span></text:p>
          </draw:text-box>
        </draw:frame>
        <draw:frame draw:style-name="gr7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, 28 fichas y </text:span><text:span text:style-name="T3"><text:line-break/></text:span><text:span text:style-name="T3">7 fichas por jugador</text:span></text:p>
              </text:list-item>
              <text:list-item>
                <text:p text:style-name="P3"><text:span text:style-name="T6">200 puntos</text:span><text:span text:style-name="T8">, por cierre o terminar sin fichas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8" draw:text-style-name="P1" draw:layer="layout" svg:width="1.454cm" svg:height="2.761cm" svg:x="14.025cm" svg:y="18.387cm">
          <text:p/>
        </draw:rect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7">avanzado</text:span></text:p>
          </draw:text-box>
        </draw:frame>
        <draw:frame draw:style-name="gr9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  <text:list-item>
                <text:p text:style-name="P3"><text:span text:style-name="T3">Jugar para el </text:span><text:span text:style-name="T6">compañero</text:span><text:span text:style-name="T8">, no individual</text:span></text:p>
              </text:list-item>
              <text:list-item>
                <text:p text:style-name="P3"><text:span text:style-name="T6">Roles</text:span><text:span text:style-name="T3"> en la partida</text:span></text:p>
              </text:list-item>
              <text:list-item>
                <text:p text:style-name="P3"><text:span text:style-name="T3">Cierres, dobles, memoria durante la parti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0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9">1/2</text:span></text:p>
          </draw:text-box>
        </draw:frame>
        <draw:frame draw:style-name="gr11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184cm" svg:height="2.764cm" svg:x="1.5cm" svg:y="14.249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3.907cm" svg:height="2.274cm" svg:x="10.5cm" svg:y="14.5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454cm" svg:height="1.915cm" svg:x="22cm" svg:y="14.585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071cm" svg:height="1.5cm" svg:x="15.429cm" svg:y="14.5cm">
          <draw:image xlink:href="../images/pygame-logo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9">2/2</text:span></text:p>
          </draw:text-box>
        </draw:frame>
        <draw:frame draw:style-name="gr12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2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2.549cm" svg:height="2.203cm" svg:x="12.451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2.805cm" svg:height="3.288cm" svg:x="17.5cm" svg:y="13.5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2.613cm" svg:height="2.613cm" svg:x="22.887cm" svg:y="14cm">
          <draw:image xlink:href="../images/vim-editor_log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3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14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15" draw:text-style-name="P11" draw:layer="layout" svg:width="6.304cm" svg:height="5.098cm" svg:x="19.619cm" svg:y="11.3cm">
          <draw:text-box>
            <text:p text:style-name="P10"><text:span text:style-name="T10">Sistema de</text:span><text:span text:style-name="T11"> Inteligencia Artificial</text:span></text:p>
          </draw:text-box>
        </draw:frame>
        <draw:custom-shape draw:style-name="gr13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1" draw:layer="layout" svg:width="6.54cm" svg:height="5.263cm" svg:x="11.306cm" svg:y="10.883cm">
          <draw:text-box>
            <text:p text:style-name="P10"><text:span text:style-name="T10">Sistema de</text:span><text:span text:style-name="T11"> Gestión de partida de dominó</text:span></text:p>
          </draw:text-box>
        </draw:frame>
        <draw:frame draw:style-name="gr17" draw:text-style-name="P11" draw:layer="layout" svg:width="4.99cm" svg:height="5.263cm" svg:x="2.997cm" svg:y="10.847cm">
          <draw:text-box>
            <text:p text:style-name="P10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uperficie_drop.png" xlink:type="simple" xlink:show="embed" xlink:actuate="onLoad">
            <text:p/>
          </draw:image>
        </draw:frame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2" draw:text-style-name="P11" draw:layer="layout" svg:width="6.304cm" svg:height="5.098cm" svg:x="19.619cm" svg:y="11.3cm">
          <draw:text-box>
            <text:p text:style-name="P10"><text:span text:style-name="T10">Sistema de</text:span><text:span text:style-name="T11"> Inteligencia Artificial</text:span></text:p>
          </draw:text-box>
        </draw:frame>
        <draw:custom-shape draw:style-name="gr13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6.54cm" svg:height="5.263cm" svg:x="11.306cm" svg:y="10.883cm">
          <draw:text-box>
            <text:p text:style-name="P10"><text:span text:style-name="T10">Sistema de</text:span><text:span text:style-name="T11"> Gestión de partida de dominó</text:span></text:p>
          </draw:text-box>
        </draw:frame>
        <draw:frame draw:style-name="gr24" draw:text-style-name="P11" draw:layer="layout" svg:width="4.99cm" svg:height="5.263cm" svg:x="2.997cm" svg:y="10.847cm">
          <draw:text-box>
            <text:p text:style-name="P10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0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6" draw:text-style-name="P11" draw:layer="layout" svg:width="6.304cm" svg:height="5.098cm" svg:x="19.619cm" svg:y="11.3cm">
          <draw:text-box>
            <text:p text:style-name="P10"><text:span text:style-name="T10">Sistema de</text:span><text:span text:style-name="T11"> Inteligencia Artificial</text:span></text:p>
          </draw:text-box>
        </draw:frame>
        <draw:custom-shape draw:style-name="gr20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1" draw:layer="layout" svg:width="6.54cm" svg:height="5.263cm" svg:x="11.306cm" svg:y="10.883cm">
          <draw:text-box>
            <text:p text:style-name="P10"><text:span text:style-name="T10">Sistema de</text:span><text:span text:style-name="T11"> Gestión de partida de dominó</text:span></text:p>
          </draw:text-box>
        </draw:frame>
        <draw:frame draw:style-name="gr28" draw:text-style-name="P11" draw:layer="layout" svg:width="4.99cm" svg:height="5.263cm" svg:x="2.997cm" svg:y="10.847cm">
          <draw:text-box>
            <text:p text:style-name="P10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0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30" draw:text-style-name="P11" draw:layer="layout" svg:width="6.304cm" svg:height="5.098cm" svg:x="19.619cm" svg:y="11.3cm">
          <draw:text-box>
            <text:p text:style-name="P10"><text:span text:style-name="T10">Sistema de</text:span><text:span text:style-name="T11"> Inteligencia Artificial</text:span></text:p>
          </draw:text-box>
        </draw:frame>
        <draw:custom-shape draw:style-name="gr20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1" draw:layer="layout" svg:width="6.54cm" svg:height="5.263cm" svg:x="11.306cm" svg:y="10.883cm">
          <draw:text-box>
            <text:p text:style-name="P10"><text:span text:style-name="T10">Sistema de</text:span><text:span text:style-name="T11"> Gestión de partida de dominó</text:span></text:p>
          </draw:text-box>
        </draw:frame>
        <draw:frame draw:style-name="gr32" draw:text-style-name="P11" draw:layer="layout" svg:width="4.99cm" svg:height="5.263cm" svg:x="2.997cm" svg:y="10.847cm">
          <draw:text-box>
            <text:p text:style-name="P10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9">1/n</text:span></text:p>
          </draw:text-box>
        </draw:frame>
        <draw:frame draw:style-name="gr33" draw:text-style-name="P4" draw:layer="layout" svg:width="24.842cm" svg:height="10.941cm" svg:x="2.031cm" svg:y="6.631cm">
          <draw:text-box>
            <text:list text:style-name="L2">
              <text:list-item>
                <text:p text:style-name="P3"><text:span text:style-name="T3">Gestiona el flujo entre secciones</text:span></text:p>
              </text:list-item>
            </text:list>
            <text:p text:style-name="P3"><text:span text:style-name="T3"/></text:p>
            <text:p text:style-name="P3"><text:span text:style-name="T13"><text:s text:c="2"/></text:span><text:span text:style-name="T13">1 </text:span><text:span text:style-name="T14"><text:s/>def goto_tutorial(self):</text:span></text:p>
            <text:p text:style-name="P3"><text:span text:style-name="T13"><text:s text:c="2"/></text:span><text:span text:style-name="T13">2</text:span><text:span text:style-name="T14"> <text:s text:c="3"/>self.flow.stop()</text:span></text:p>
            <text:p text:style-name="P3"><text:span text:style-name="T13"><text:s text:c="2"/></text:span><text:span text:style-name="T13">3</text:span><text:span text:style-name="T14"> <text:s text:c="3"/>self.flow = self.tutorial</text:span></text:p>
            <text:p text:style-name="P3"><text:span text:style-name="T13"><text:s text:c="2"/></text:span><text:span text:style-name="T13">4 </text:span><text:span text:style-name="T14"><text:s text:c="3"/>self.flow.start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34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2"><text:span text:style-name="T5">Motor gráfico </text:span><text:span text:style-name="T9">2/n</text:span></text:p>
          </draw:text-box>
        </draw:frame>
        <draw:frame draw:style-name="gr35" draw:text-style-name="P4" draw:layer="layout" svg:width="24.842cm" svg:height="11.973cm" svg:x="2.031cm" svg:y="6.631cm">
          <draw:text-box>
            <text:list text:style-name="L2">
              <text:list-item>
                <text:p text:style-name="P13"><text:span text:style-name="T3">Autómata finito para gestionar la partida</text:span></text:p>
              </text:list-item>
            </text:list>
            <text:p text:style-name="P13"><text:span text:style-name="T3"><text:s text:c="10"/></text:span><text:span text:style-name="T3">Repartiendo fichas</text:span></text:p>
            <text:p text:style-name="P13"><text:span text:style-name="T3"><text:s text:c="10"/></text:span><text:span text:style-name="T3">Animación de colocar ficha</text:span></text:p>
            <text:p text:style-name="P13"><text:span text:style-name="T3"><text:s text:c="10"/></text:span><text:span text:style-name="T3">Esperando al jugador humano</text:span></text:p>
            <text:p text:style-name="P13"><text:span text:style-name="T3"><text:s text:c="10"/></text:span><text:span text:style-name="T3">Mostrar resultado</text:span></text:p>
            <text:p text:style-name="P13"><text:span text:style-name="T3"><text:s text:c="10"/></text:span><text:span text:style-name="T3">.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15">1/2</text:span></text:p>
          </draw:text-box>
        </draw:frame>
        <draw:frame draw:style-name="gr36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15">2/2</text:span></text:p>
          </draw:text-box>
        </draw:frame>
        <draw:frame draw:style-name="gr37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  <text:list-item>
                <text:p text:style-name="P3"><text:span text:style-name="T6">Migración</text:span><text:span text:style-name="T8"> a más siste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9">1/3</text:span></text:p>
          </draw:text-box>
        </draw:frame>
        <draw:frame draw:style-name="gr38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1" draw:layer="layout" svg:width="14cm" svg:height="5.502cm" svg:x="7cm" svg:y="10cm">
          <draw:image xlink:href="../images/guadalinex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9">2/3</text:span></text:p>
          </draw:text-box>
        </draw:frame>
        <draw:frame draw:style-name="gr39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6">Finalista</text:span><text:span text:style-name="T3"> dentro del IV Concurso Universitario de Software Libre - UCA</text:span></text:p>
              </text:list-item>
              <text:list-item>
                <text:p text:style-name="P3"><text:span text:style-name="T6">Accésit</text:span><text:span text:style-name="T3"> en el V Concurso Universitario de Software Libre - UCA</text:span></text:p>
              </text:list-item>
            </text:list>
          </draw:text-box>
        </draw:frame>
        <draw:frame draw:style-name="gr1" draw:text-style-name="P1" draw:layer="layout" svg:width="7.438cm" svg:height="2.199cm" svg:x="3.5cm" svg:y="14.875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4.482cm" svg:height="3.063cm" svg:x="13.018cm" svg:y="14.437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4.369cm" svg:height="3.5cm" svg:x="18.819cm" svg:y="14cm">
          <draw:image xlink:href="../images/logo_cusl_u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9">3/3</text:span></text:p>
          </draw:text-box>
        </draw:frame>
        <draw:frame draw:style-name="gr40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RedIRIS, web ADVUCA, OSLUCA, YouTube...</text:span></text:p>
              </text:list-item>
            </text:list>
          </draw:text-box>
        </draw:frame>
        <draw:frame draw:style-name="gr1" draw:text-style-name="P1" draw:layer="layout" svg:width="7.816cm" svg:height="2.5cm" svg:x="5cm" svg:y="10.5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6.676cm" svg:height="4.72cm" svg:x="16cm" svg:y="14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8.659cm" svg:height="2.361cm" svg:x="5.341cm" svg:y="14.5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5.5cm" svg:height="5.5cm" svg:x="16.5cm" svg:y="9cm">
          <draw:image xlink:href="../images/oslu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41" draw:text-style-name="P14" draw:layer="layout" svg:width="25.425cm" svg:height="10.5cm" svg:x="1.627cm" svg:y="6.631cm">
          <draw:text-box>
            <text:list text:style-name="L2">
              <text:list-item>
                <text:p text:style-name="P3"><text:span text:style-name="T16">B. Ruipérez Moral. Libro del dominó. Otero Ediciones, 1990.</text:span></text:p>
              </text:list-item>
              <text:list-item>
                <text:p text:style-name="P3"><text:span text:style-name="T16">Mark Pilgrim. Dive Into Python. APress, 2004. ISBN 1590593561.</text:span></text:p>
              </text:list-item>
              <text:list-item>
                <text:p text:style-name="P3"><text:span text:style-name="T16">http://docs.python.org</text:span></text:p>
              </text:list-item>
              <text:list-item>
                <text:p text:style-name="P3"><text:span text:style-name="T16">http://www.pygame.org/docs</text:span></text:p>
              </text:list-item>
              <text:list-item>
                <text:p text:style-name="P3"><text:span text:style-name="T16">[Qui10] Pablo Recio Quijano. Ampliación y reingeniería de un sistema experto basado en reglas con fines educativos. PFC Ingeniería Técnica en Informática de Sistemas.</text:span></text:p>
              </text:list-item>
              <text:list-item>
                <text:p text:style-name="P3"><text:span text:style-name="T16">http://idiginbpel.wordpress.com/2010/03/11/doxygen-python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42" draw:text-style-name="P4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43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8">http://dominous.forja.rediris.es</text:span></text:p>
              </text:list-item>
              <text:list-item>
                <text:p text:style-name="P3"><text:span text:style-name="T8">https://forja.rediris.es/projects/dominous</text:span></text:p>
              </text:list-item>
              <text:list-item>
                <text:p text:style-name="P3"><text:span text:style-name="T8"><text:a xlink:href="http://www.3oheme.com/dominous">http://www.3oheme.com/dominous</text:a></text:span></text:p>
                <text:p text:style-name="P3"><text:span text:style-name="T8"/></text:p>
                <text:p text:style-name="P3"><text:span text:style-name="T6"/></text:p>
              </text:list-item>
            </text:list>
          </draw:text-box>
        </draw:frame>
        <draw:frame draw:style-name="gr44" draw:text-style-name="P9" draw:layer="layout" svg:width="7.62cm" svg:height="2.41cm" svg:x="18.626cm" svg:y="15.631cm">
          <draw:text-box>
            <text:p text:style-name="P3"><text:span text:style-name="T6">¿Pregunt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5H40M49S</meta:editing-duration>
    <meta:editing-cycles>23</meta:editing-cycles>
    <meta:generator>OpenOffice.org/3.2$Win32 OpenOffice.org_project/320m12$Build-9483</meta:generator>
    <dc:date>2011-11-10T22:00:35.03</dc:date>
    <dc:creator>Ignacio Palomo Duarte</dc:creator>
    <meta:document-statistic meta:object-count="204"/>
  </office:meta>
</office:document-meta>
</file>